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Names.createNamedValue( String field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Names.Field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eldNames.createNamedLength( String propertyName , long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Names.getNameLength( String name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